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5.975cm" svg:y="0.578cm">
            <draw:object draw:notify-on-update-of-ranges="Sheet1.D2:Sheet1.D2 Sheet1.D3:Sheet1.D14 Sheet1.E2:Sheet1.E2 Sheet1.E3:Sheet1.E14 Sheet1.G2:Sheet1.G2 Sheet1.G3:Sheet1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Quarter</text:p>
          </table:table-cell>
          <table:table-cell office:value-type="string" calcext:value-type="string">
            <text:p>Customers</text:p>
          </table:table-cell>
          <table:table-cell table:style-name="Default" office:value-type="string" calcext:value-type="string">
            <text:p>Income/M</text:p>
          </table:table-cell>
          <table:table-cell table:style-name="Default" office:value-type="string" calcext:value-type="string">
            <text:p>Income/Q</text:p>
          </table:table-cell>
          <table:table-cell table:style-name="Default"/>
        </table:table-row>
        <table:table-row table:style-name="ro1">
          <table:table-cell office:value-type="string" calcext:value-type="string">
            <text:p>P/M/C</text:p>
          </table:table-cell>
          <table:table-cell table:style-name="ce1" office:value-type="currency" office:currency="EUR" office:value="40" calcext:value-type="currency">
            <text:p>€ 40,00</text:p>
          </table:table-cell>
          <table:table-cell/>
          <table:table-cell office:value-type="string" calcext:value-type="string">
            <text:p>2020-03</text:p>
          </table:table-cell>
          <table:table-cell office:value-type="float" office:value="1" calcext:value-type="float">
            <text:p>1</text:p>
          </table:table-cell>
          <table:table-cell table:formula="of:=[.$B$3]*[.E3]" office:value-type="currency" office:currency="EUR" office:value="40" calcext:value-type="currency">
            <text:p>€ 40,00</text:p>
          </table:table-cell>
          <table:table-cell table:formula="of:=[.$B$3]*3*[.E3]" office:value-type="currency" office:currency="EUR" office:value="120" calcext:value-type="currency">
            <text:p>€ 1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20-06</text:p>
          </table:table-cell>
          <table:table-cell office:value-type="float" office:value="4" calcext:value-type="float">
            <text:p>4</text:p>
          </table:table-cell>
          <table:table-cell table:formula="of:=[.$B$3]*[.E4]" office:value-type="currency" office:currency="EUR" office:value="160" calcext:value-type="currency">
            <text:p>€ 160,00</text:p>
          </table:table-cell>
          <table:table-cell table:formula="of:=[.$B$3]*3*[.E4]" office:value-type="currency" office:currency="EUR" office:value="480" calcext:value-type="currency">
            <text:p>€ 4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20-09</text:p>
          </table:table-cell>
          <table:table-cell office:value-type="float" office:value="8" calcext:value-type="float">
            <text:p>8</text:p>
          </table:table-cell>
          <table:table-cell table:formula="of:=[.$B$3]*[.E5]" office:value-type="currency" office:currency="EUR" office:value="320" calcext:value-type="currency">
            <text:p>€ 320,00</text:p>
          </table:table-cell>
          <table:table-cell table:formula="of:=[.$B$3]*3*[.E5]" office:value-type="currency" office:currency="EUR" office:value="960" calcext:value-type="currency">
            <text:p>€ 9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20-12</text:p>
          </table:table-cell>
          <table:table-cell office:value-type="float" office:value="16" calcext:value-type="float">
            <text:p>16</text:p>
          </table:table-cell>
          <table:table-cell table:formula="of:=[.$B$3]*[.E6]" office:value-type="currency" office:currency="EUR" office:value="640" calcext:value-type="currency">
            <text:p>€ 640,00</text:p>
          </table:table-cell>
          <table:table-cell table:formula="of:=[.$B$3]*3*[.E6]" office:value-type="currency" office:currency="EUR" office:value="1920" calcext:value-type="currency">
            <text:p>€ 1.9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21-03</text:p>
          </table:table-cell>
          <table:table-cell office:value-type="float" office:value="40" calcext:value-type="float">
            <text:p>40</text:p>
          </table:table-cell>
          <table:table-cell table:formula="of:=[.$B$3]*[.E7]" office:value-type="currency" office:currency="EUR" office:value="1600" calcext:value-type="currency">
            <text:p>€ 1.600,00</text:p>
          </table:table-cell>
          <table:table-cell table:formula="of:=[.$B$3]*3*[.E7]" office:value-type="currency" office:currency="EUR" office:value="4800" calcext:value-type="currency">
            <text:p>€ 4.8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21-06</text:p>
          </table:table-cell>
          <table:table-cell office:value-type="float" office:value="80" calcext:value-type="float">
            <text:p>80</text:p>
          </table:table-cell>
          <table:table-cell table:formula="of:=[.$B$3]*[.E8]" office:value-type="currency" office:currency="EUR" office:value="3200" calcext:value-type="currency">
            <text:p>€ 3.200,00</text:p>
          </table:table-cell>
          <table:table-cell table:formula="of:=[.$B$3]*3*[.E8]" office:value-type="currency" office:currency="EUR" office:value="9600" calcext:value-type="currency">
            <text:p>€ 9.6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21-09</text:p>
          </table:table-cell>
          <table:table-cell office:value-type="float" office:value="120" calcext:value-type="float">
            <text:p>120</text:p>
          </table:table-cell>
          <table:table-cell table:formula="of:=[.$B$3]*[.E9]" office:value-type="currency" office:currency="EUR" office:value="4800" calcext:value-type="currency">
            <text:p>€ 4.800,00</text:p>
          </table:table-cell>
          <table:table-cell table:formula="of:=[.$B$3]*3*[.E9]" office:value-type="currency" office:currency="EUR" office:value="14400" calcext:value-type="currency">
            <text:p>€ 14.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21-12</text:p>
          </table:table-cell>
          <table:table-cell office:value-type="float" office:value="160" calcext:value-type="float">
            <text:p>160</text:p>
          </table:table-cell>
          <table:table-cell table:formula="of:=[.$B$3]*[.E10]" office:value-type="currency" office:currency="EUR" office:value="6400" calcext:value-type="currency">
            <text:p>€ 6.400,00</text:p>
          </table:table-cell>
          <table:table-cell table:formula="of:=[.$B$3]*3*[.E10]" office:value-type="currency" office:currency="EUR" office:value="19200" calcext:value-type="currency">
            <text:p>€ 19.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22-03</text:p>
          </table:table-cell>
          <table:table-cell office:value-type="float" office:value="200" calcext:value-type="float">
            <text:p>200</text:p>
          </table:table-cell>
          <table:table-cell table:formula="of:=[.$B$3]*[.E11]" office:value-type="currency" office:currency="EUR" office:value="8000" calcext:value-type="currency">
            <text:p>€ 8.000,00</text:p>
          </table:table-cell>
          <table:table-cell table:formula="of:=[.$B$3]*3*[.E11]" office:value-type="currency" office:currency="EUR" office:value="24000" calcext:value-type="currency">
            <text:p>€ 24.0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22-06</text:p>
          </table:table-cell>
          <table:table-cell office:value-type="float" office:value="240" calcext:value-type="float">
            <text:p>240</text:p>
          </table:table-cell>
          <table:table-cell table:formula="of:=[.$B$3]*[.E12]" office:value-type="currency" office:currency="EUR" office:value="9600" calcext:value-type="currency">
            <text:p>€ 9.600,00</text:p>
          </table:table-cell>
          <table:table-cell table:formula="of:=[.$B$3]*3*[.E12]" office:value-type="currency" office:currency="EUR" office:value="28800" calcext:value-type="currency">
            <text:p>€ 28.8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22-09</text:p>
          </table:table-cell>
          <table:table-cell office:value-type="float" office:value="280" calcext:value-type="float">
            <text:p>280</text:p>
          </table:table-cell>
          <table:table-cell table:formula="of:=[.$B$3]*[.E13]" office:value-type="currency" office:currency="EUR" office:value="11200" calcext:value-type="currency">
            <text:p>€ 11.200,00</text:p>
          </table:table-cell>
          <table:table-cell table:formula="of:=[.$B$3]*3*[.E13]" office:value-type="currency" office:currency="EUR" office:value="33600" calcext:value-type="currency">
            <text:p>€ 33.6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22-12</text:p>
          </table:table-cell>
          <table:table-cell office:value-type="float" office:value="300" calcext:value-type="float">
            <text:p>300</text:p>
          </table:table-cell>
          <table:table-cell table:formula="of:=[.$B$3]*[.E14]" office:value-type="currency" office:currency="EUR" office:value="12000" calcext:value-type="currency">
            <text:p>€ 12.000,00</text:p>
          </table:table-cell>
          <table:table-cell table:formula="of:=[.$B$3]*3*[.E14]" office:value-type="currency" office:currency="EUR" office:value="36000" calcext:value-type="currency">
            <text:p>€ 36.000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11:44:03.239867878</meta:creation-date>
    <dc:date>2020-03-30T14:02:25.878360254</dc:date>
    <meta:editing-duration>PT10M3S</meta:editing-duration>
    <meta:editing-cycles>1</meta:editing-cycles>
    <meta:document-statistic meta:table-count="1" meta:cell-count="54" meta:object-count="1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952cm" style:legend-expansion="high" chart:style-name="ch2"/>
        <chart:plot-area chart:style-name="ch3" table:cell-range-address="Sheet1.D2:Sheet1.E14 Sheet1.G2:Sheet1.G14" chart:data-source-has-labels="both" svg:x="0.32cm" svg:y="0.18cm" svg:width="12.349cm" svg:height="8.64cm">
          <chartooo:coordinate-region svg:x="2.37cm" svg:y="0.18cm" svg:width="9.491cm" svg:height="7.05cm"/>
          <chart:axis chart:dimension="x" chart:name="primary-x" chart:style-name="ch4" chartooo:axis-type="auto">
            <chartooo:date-scale/>
            <chart:categories table:cell-range-address="Sheet1.D3:Sheet1.D1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E3:Sheet1.E14" chart:label-cell-address="Sheet1.E2:Sheet1.E2" chart:class="chart:line">
            <chart:data-point chart:repeated="12"/>
          </chart:series>
          <chart:series chart:attached-axis="primary-y" chart:style-name="ch9" chart:values-cell-range-address="Sheet1.G3:Sheet1.G14" chart:label-cell-address="Sheet1.G2:Sheet1.G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mers</text:p>
                <draw:g>
                  <svg:desc>Sheet1.E2:Sheet1.E2</svg:desc>
                </draw:g>
              </table:table-cell>
              <table:table-cell office:value-type="string">
                <text:p>Income/Q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03</text:p>
                <draw:g>
                  <svg:desc>Sheet1.D3:Sheet1.D14</svg:desc>
                </draw:g>
              </table:table-cell>
              <table:table-cell office:value-type="float" office:value="1">
                <text:p>1</text:p>
                <draw:g>
                  <svg:desc>Sheet1.E3:Sheet1.E14</svg:desc>
                </draw:g>
              </table:table-cell>
              <table:table-cell office:value-type="float" office:value="120">
                <text:p>120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2020-06</text:p>
              </table:table-cell>
              <table:table-cell office:value-type="float" office:value="4">
                <text:p>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020-09</text:p>
              </table:table-cell>
              <table:table-cell office:value-type="float" office:value="8">
                <text:p>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020-12</text:p>
              </table:table-cell>
              <table:table-cell office:value-type="float" office:value="16">
                <text:p>16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2021-03</text:p>
              </table:table-cell>
              <table:table-cell office:value-type="float" office:value="40">
                <text:p>4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80">
                <text:p>8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2021-09</text:p>
              </table:table-cell>
              <table:table-cell office:value-type="float" office:value="120">
                <text:p>12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2021-12</text:p>
              </table:table-cell>
              <table:table-cell office:value-type="float" office:value="160">
                <text:p>160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string">
                <text:p>2022-03</text:p>
              </table:table-cell>
              <table:table-cell office:value-type="float" office:value="200">
                <text:p>2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2022-06</text:p>
              </table:table-cell>
              <table:table-cell office:value-type="float" office:value="240">
                <text:p>240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string">
                <text:p>2022-09</text:p>
              </table:table-cell>
              <table:table-cell office:value-type="float" office:value="280">
                <text:p>280</text:p>
              </table:table-cell>
              <table:table-cell office:value-type="float" office:value="33600">
                <text:p>33600</text:p>
              </table:table-cell>
            </table:table-row>
            <table:table-row>
              <table:table-cell office:value-type="string">
                <text:p>2022-12</text:p>
              </table:table-cell>
              <table:table-cell office:value-type="float" office:value="300">
                <text:p>300</text:p>
              </table:table-cell>
              <table:table-cell office:value-type="float" office:value="36000">
                <text:p>3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